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cm" draw:marker-start="Arrowheads_20_1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draw:marker-end="Arrowheads_20_1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start="Arrowheads_20_1" draw:fill="none" draw:textarea-vertical-align="middle"/>
    </style:style>
    <style:style style:name="gr5" style:family="graphic" style:parent-style-name="objectwithoutfill">
      <style:graphic-properties draw:marker-start="Arrowheads_20_1" draw:marker-end="" draw:fill="none" draw:textarea-vertical-align="middl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color="#0000ff" draw:marker-start="" draw:marker-end="Arrow" draw:fill="none" draw:textarea-vertical-align="middle"/>
    </style:style>
    <style:style style:name="gr9" style:family="graphic" style:parent-style-name="objectwithoutfill">
      <style:graphic-properties svg:stroke-color="#0000ff" draw:marker-end="Arrow" draw:fill="none" draw:textarea-vertical-align="middle"/>
    </style:style>
    <style:style style:name="gr10" style:family="graphic" style:parent-style-name="standard">
      <style:graphic-properties draw:fill="hatch" draw:fill-hatch-name="Black_20_45_20_Degrees" draw:textarea-horizontal-align="justify" draw:textarea-vertical-align="middle" draw:auto-grow-height="false"/>
    </style:style>
    <style:style style:name="gr11" style:family="graphic" style:parent-style-name="standard">
      <style:graphic-properties draw:fill="hatch" draw:fill-hatch-name="Black_20_-45_20_Degrees" draw:textarea-horizontal-align="justify" draw:textarea-vertical-align="middle" draw:auto-grow-height="false"/>
    </style:style>
    <style:style style:name="gr12" style:family="graphic" style:parent-style-name="standard">
      <style:graphic-properties draw:fill="hatch" draw:fill-hatch-name="Red_20_Crossed_20_45_20_Degrees" draw:textarea-horizontal-align="justify" draw:textarea-vertical-align="middle" draw:auto-grow-height="false"/>
    </style:style>
    <style:style style:name="gr13" style:family="graphic" style:parent-style-name="standard">
      <style:graphic-properties draw:fill="hatch" draw:fill-hatch-name="Blue_20_Triple_20_90_20_Degrees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5" style:family="graphic" style:parent-style-name="standard">
      <style:graphic-properties svg:stroke-color="#333333" draw:fill="solid" draw:fill-color="#dd4814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color="#0000ff"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6cm" svg:y1="1cm" svg:x2="1.6cm" svg:y2="10.6cm">
          <text:p/>
        </draw:line>
        <draw:line draw:style-name="gr2" draw:text-style-name="P1" draw:layer="layout" svg:x1="1.6cm" svg:y1="10.6cm" svg:x2="12.8cm" svg:y2="10.6cm">
          <text:p/>
        </draw:line>
        <draw:frame draw:style-name="gr3" draw:layer="layout" svg:width="0.925cm" svg:height="0.962cm" svg:x="0.6cm" svg:y="1cm">
          <draw:text-box>
            <text:p>P</text:p>
          </draw:text-box>
        </draw:frame>
        <draw:frame draw:style-name="gr3" draw:layer="layout" svg:width="0.82cm" svg:height="0.962cm" svg:x="12cm" svg:y="10.6cm">
          <draw:text-box>
            <text:p>v</text:p>
          </draw:text-box>
        </draw:frame>
        <draw:line draw:style-name="gr1" draw:text-style-name="P1" draw:layer="layout" svg:x1="15.1cm" svg:y1="1cm" svg:x2="15.1cm" svg:y2="10.6cm">
          <text:p/>
        </draw:line>
        <draw:line draw:style-name="gr2" draw:text-style-name="P1" draw:layer="layout" svg:x1="15.1cm" svg:y1="10.6cm" svg:x2="26.3cm" svg:y2="10.6cm">
          <text:p/>
        </draw:line>
        <draw:frame draw:style-name="gr3" draw:layer="layout" svg:width="0.891cm" svg:height="0.962cm" svg:x="14.1cm" svg:y="1cm">
          <draw:text-box>
            <text:p>T</text:p>
          </draw:text-box>
        </draw:frame>
        <draw:frame draw:style-name="gr3" draw:layer="layout" svg:width="0.82cm" svg:height="0.962cm" svg:x="25.5cm" svg:y="10.6cm">
          <draw:text-box>
            <text:p>s</text:p>
          </draw:text-box>
        </draw:frame>
        <draw:line draw:style-name="gr2" draw:text-style-name="P1" draw:layer="layout" svg:x1="17.6cm" svg:y1="3cm" svg:x2="24cm" svg:y2="3cm">
          <text:p/>
        </draw:line>
        <draw:line draw:style-name="gr4" draw:text-style-name="P1" draw:layer="layout" svg:x1="17.599cm" svg:y1="7.799cm" svg:x2="23.999cm" svg:y2="7.799cm">
          <text:p/>
        </draw:line>
        <draw:line draw:style-name="gr5" draw:text-style-name="P1" draw:layer="layout" svg:x1="17.6cm" svg:y1="3cm" svg:x2="17.599cm" svg:y2="7.799cm">
          <text:p/>
        </draw:line>
        <draw:line draw:style-name="gr2" draw:text-style-name="P1" draw:layer="layout" svg:x1="24cm" svg:y1="3cm" svg:x2="23.999cm" svg:y2="7.799cm">
          <text:p/>
        </draw:line>
        <draw:frame draw:style-name="gr3" draw:text-style-name="P2" draw:layer="layout" svg:width="0.798cm" svg:height="0.839cm" svg:x="16.8cm" svg:y="2.2cm">
          <draw:text-box>
            <text:p text:style-name="P2">1</text:p>
          </draw:text-box>
        </draw:frame>
        <draw:frame draw:style-name="gr3" draw:text-style-name="P2" draw:layer="layout" svg:width="0.798cm" svg:height="0.839cm" svg:x="24cm" svg:y="2.201cm">
          <draw:text-box>
            <text:p text:style-name="P2">2</text:p>
          </draw:text-box>
        </draw:frame>
        <draw:frame draw:style-name="gr3" draw:text-style-name="P2" draw:layer="layout" svg:width="0.798cm" svg:height="0.839cm" svg:x="16.8cm" svg:y="7.801cm">
          <draw:text-box>
            <text:p text:style-name="P2">4</text:p>
          </draw:text-box>
        </draw:frame>
        <draw:frame draw:style-name="gr3" draw:text-style-name="P2" draw:layer="layout" svg:width="0.798cm" svg:height="0.839cm" svg:x="24cm" svg:y="7.802cm">
          <draw:text-box>
            <text:p text:style-name="P2">3</text:p>
          </draw:text-box>
        </draw:frame>
        <draw:frame draw:style-name="gr3" draw:text-style-name="P2" draw:layer="layout" svg:width="0.993cm" svg:height="1.014cm" svg:x="14.1cm" svg:y="2.6cm">
          <draw:text-box>
            <text:p text:style-name="P2">T<text:span text:style-name="T1">1</text:span></text:p>
          </draw:text-box>
        </draw:frame>
        <draw:frame draw:style-name="gr3" draw:text-style-name="P2" draw:layer="layout" svg:width="0.993cm" svg:height="1.014cm" svg:x="14.101cm" svg:y="7.3cm">
          <draw:text-box>
            <text:p text:style-name="P2">T<text:span text:style-name="T1">2</text:span></text:p>
          </draw:text-box>
        </draw:frame>
        <draw:line draw:style-name="gr6" draw:text-style-name="P1" draw:layer="layout" svg:x1="15.1cm" svg:y1="7.8cm" svg:x2="17.6cm" svg:y2="7.801cm">
          <text:p/>
        </draw:line>
        <draw:line draw:style-name="gr6" draw:text-style-name="P1" draw:layer="layout" svg:x1="15.099cm" svg:y1="3cm" svg:x2="17.599cm" svg:y2="3.001cm">
          <text:p/>
        </draw:line>
        <draw:path draw:style-name="gr2" draw:text-style-name="P1" draw:layer="layout" svg:width="5.487cm" svg:height="3.704cm" draw:transform="rotate (-1.03044239037745) translate (6.77690407948706cm 0.694140815663674cm)" svg:viewBox="0 0 5488 3705" svg:d="m0 3705c2332 0 5488-3705 5488-3705">
          <text:p/>
        </draw:path>
        <draw:path draw:style-name="gr5" draw:text-style-name="P1" draw:layer="layout" svg:width="4.735cm" svg:height="1.133cm" draw:transform="rotate (-1.47113802650602) translate (4.72876282827997cm 2.48713551919273cm)" svg:viewBox="0 0 4736 1134" svg:d="m0 1134c2010 0 4736-1134 4736-1134">
          <text:p/>
        </draw:path>
        <draw:path draw:style-name="gr2" draw:text-style-name="P1" draw:layer="layout" svg:width="3.999cm" svg:height="1.599cm" draw:transform="rotate (-1.5707963267949) translate (11.2cm 5.4cm)" svg:viewBox="0 0 4000 1600" svg:d="m0 1600c1400 0 4000-1600 4000-1600">
          <text:p/>
        </draw:path>
        <draw:path draw:style-name="gr2" draw:text-style-name="P1" draw:layer="layout" svg:width="5.999cm" svg:height="2.199cm" draw:transform="rotate (-3.14159265358979) translate (11.2cm 9.4cm)" svg:viewBox="0 0 6000 2200" svg:d="m0 0c3400 0 6000 2200 6000 2200">
          <text:p/>
        </draw:path>
        <draw:frame draw:style-name="gr3" draw:text-style-name="P2" draw:layer="layout" svg:width="0.798cm" svg:height="0.839cm" svg:x="2.802cm" svg:y="2.2cm">
          <draw:text-box>
            <text:p text:style-name="P2">1</text:p>
          </draw:text-box>
        </draw:frame>
        <draw:frame draw:style-name="gr3" draw:text-style-name="P2" draw:layer="layout" svg:width="0.798cm" svg:height="0.839cm" svg:x="9.6cm" svg:y="4.561cm">
          <draw:text-box>
            <text:p text:style-name="P2">2</text:p>
          </draw:text-box>
        </draw:frame>
        <draw:frame draw:style-name="gr3" draw:text-style-name="P2" draw:layer="layout" svg:width="0.798cm" svg:height="0.839cm" svg:x="4.4cm" svg:y="7.2cm">
          <draw:text-box>
            <text:p text:style-name="P2">4</text:p>
          </draw:text-box>
        </draw:frame>
        <draw:frame draw:style-name="gr3" draw:text-style-name="P2" draw:layer="layout" svg:width="0.798cm" svg:height="0.839cm" svg:x="11.2cm" svg:y="9.361cm">
          <draw:text-box>
            <text:p text:style-name="P2">3</text:p>
          </draw:text-box>
        </draw:frame>
        <draw:line draw:style-name="gr6" draw:text-style-name="P1" draw:layer="layout" svg:x1="3.6cm" svg:y1="2.639cm" svg:x2="3.6cm" svg:y2="10.6cm">
          <text:p/>
        </draw:line>
        <draw:line draw:style-name="gr6" draw:text-style-name="P1" draw:layer="layout" svg:x1="11.2cm" svg:y1="9.4cm" svg:x2="11.2cm" svg:y2="10.6cm">
          <text:p/>
        </draw:line>
        <draw:line draw:style-name="gr6" draw:text-style-name="P1" draw:layer="layout" svg:x1="5.2cm" svg:y1="7.2cm" svg:x2="5.2cm" svg:y2="10.6cm">
          <text:p/>
        </draw:line>
        <draw:line draw:style-name="gr7" draw:text-style-name="P1" draw:layer="layout" svg:x1="1.6cm" svg:y1="10.6cm" svg:x2="1.6cm" svg:y2="11.8cm">
          <text:p/>
        </draw:line>
        <draw:line draw:style-name="gr7" draw:text-style-name="P1" draw:layer="layout" svg:x1="5.199cm" svg:y1="10.599cm" svg:x2="5.2cm" svg:y2="11.8cm">
          <text:p/>
        </draw:line>
        <draw:frame draw:style-name="gr3" draw:text-style-name="P3" draw:layer="layout" svg:width="0.913cm" svg:height="0.968cm" svg:x="3.1cm" svg:y="11cm">
          <draw:text-box>
            <text:p text:style-name="P3">v<text:span text:style-name="T1">4</text:span></text:p>
          </draw:text-box>
        </draw:frame>
        <draw:line draw:style-name="gr8" draw:text-style-name="P1" draw:layer="layout" svg:x1="3.1cm" svg:y1="11.4cm" svg:x2="1.6cm" svg:y2="11.4cm">
          <text:p/>
        </draw:line>
        <draw:line draw:style-name="gr9" draw:text-style-name="P1" draw:layer="layout" svg:x1="3.8cm" svg:y1="11.4cm" svg:x2="5.199cm" svg:y2="11.4cm">
          <text:p/>
        </draw:line>
        <draw:frame draw:style-name="gr3" draw:text-style-name="P3" draw:layer="layout" svg:width="0.905cm" svg:height="0.964cm" svg:x="4.039cm" svg:y="13.8cm">
          <draw:text-box>
            <text:p text:style-name="P3">v<text:span text:style-name="T1">1</text:span></text:p>
          </draw:text-box>
        </draw:frame>
        <draw:line draw:style-name="gr8" draw:text-style-name="P1" draw:layer="layout" svg:x1="6cm" svg:y1="10cm" svg:x2="1.6cm" svg:y2="10cm">
          <text:p/>
        </draw:line>
        <draw:line draw:style-name="gr9" draw:text-style-name="P1" draw:layer="layout" svg:x1="6.913cm" svg:y1="10cm" svg:x2="11.2cm" svg:y2="10cm">
          <text:p/>
        </draw:line>
        <draw:line draw:style-name="gr9" draw:text-style-name="P1" draw:layer="layout" svg:x1="3cm" svg:y1="3.8cm" svg:x2="3.6cm" svg:y2="3.8cm">
          <text:p/>
        </draw:line>
        <draw:line draw:style-name="gr8" draw:text-style-name="P1" draw:layer="layout" svg:x1="2.295cm" svg:y1="3.8cm" svg:x2="1.6cm" svg:y2="3.8cm">
          <text:p/>
        </draw:line>
        <draw:frame draw:style-name="gr3" draw:text-style-name="P3" draw:layer="layout" svg:width="0.905cm" svg:height="0.964cm" svg:x="5.395cm" svg:y="1.6cm">
          <draw:text-box>
            <text:p text:style-name="P3">v<text:span text:style-name="T1">2</text:span></text:p>
          </draw:text-box>
        </draw:frame>
        <draw:line draw:style-name="gr8" draw:text-style-name="P1" draw:layer="layout" svg:x1="5.4cm" svg:y1="2cm" svg:x2="1.6cm" svg:y2="2cm">
          <text:p/>
        </draw:line>
        <draw:frame draw:style-name="gr3" draw:text-style-name="P3" draw:layer="layout" svg:width="0.905cm" svg:height="0.964cm" svg:x="6cm" svg:y="9.6cm">
          <draw:text-box>
            <text:p text:style-name="P3">v<text:span text:style-name="T1">3</text:span></text:p>
          </draw:text-box>
        </draw:frame>
        <draw:line draw:style-name="gr9" draw:text-style-name="P1" draw:layer="layout" svg:x1="6.2cm" svg:y1="2cm" svg:x2="9.6cm" svg:y2="2cm">
          <text:p/>
        </draw:line>
        <draw:custom-shape draw:style-name="gr10" draw:text-style-name="P1" draw:layer="layout" svg:width="14.96cm" svg:height="0.341cm" svg:x="4.04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4.96cm" svg:height="0.341cm" svg:x="4.039cm" svg:y="15.4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19cm" svg:height="2.899cm" svg:x="3.82cm" svg:y="12.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362cm" svg:height="1.361cm" svg:x="21.838cm" svg:y="15.2cm">
          <draw:text-box>
            <text:p text:style-name="P4">Non-conducting walls </text:p>
            <text:p text:style-name="P4">and piston</text:p>
          </draw:text-box>
        </draw:frame>
        <draw:custom-shape draw:style-name="gr12" draw:text-style-name="P1" draw:layer="layout" svg:width="1.32cm" svg:height="0.683cm" svg:x="2.5cm" svg:y="13.24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32cm" svg:height="0.683cm" svg:x="2.499cm" svg:y="14.775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4.113cm" svg:height="1cm" svg:x="21.838cm" svg:y="16.439cm">
          <draw:text-box>
            <text:p text:style-name="P4">Heat source (T<text:span text:style-name="T1">1</text:span>)</text:p>
          </draw:text-box>
        </draw:frame>
        <draw:custom-shape draw:style-name="gr12" draw:text-style-name="P1" draw:layer="layout" svg:width="1.2cm" svg:height="0.4cm" svg:x="20.551cm" svg:y="16.63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cm" svg:height="0.4cm" svg:x="20.551cm" svg:y="17.439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3.648cm" svg:height="1cm" svg:x="21.838cm" svg:y="17.239cm">
          <draw:text-box>
            <text:p text:style-name="P4">Heat sink (T<text:span text:style-name="T1">2</text:span>) </text:p>
          </draw:text-box>
        </draw:frame>
        <draw:custom-shape draw:style-name="gr10" draw:text-style-name="P1" draw:layer="layout" svg:width="1.2cm" svg:height="0.4cm" svg:x="20.55cm" svg:y="15.3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4.96cm" svg:height="0.341cm" svg:x="4.04cm" svg:y="16.8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4.96cm" svg:height="0.341cm" svg:x="4.039cm" svg:y="19.4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19cm" svg:height="2.899cm" svg:x="3.82cm" svg:y="16.8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32cm" svg:height="0.683cm" svg:x="2.5cm" svg:y="17.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32cm" svg:height="0.683cm" svg:x="2.499cm" svg:y="18.7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2.217cm" svg:x="4.8cm" svg:y="13.24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3.6cm" svg:height="0.2cm" svg:x="5.2cm" svg:y="14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2.217cm" svg:x="15.2cm" svg:y="17.2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199cm" svg:height="0.2cm" svg:x="15.6cm" svg:y="18.19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05cm" svg:height="0.964cm" svg:x="9cm" svg:y="17.9cm">
          <draw:text-box>
            <text:p text:style-name="P3">v<text:span text:style-name="T1">3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5-02-13T17:06:28</meta:creation-date>
    <dc:date>2015-02-13T18:03:15</dc:date>
    <dc:creator>Jefferson Gomes</dc:creator>
    <meta:editing-duration>PT25M8S</meta:editing-duration>
    <meta:editing-cycles>2</meta:editing-cycles>
    <meta:generator>LibreOffice/3.5$Linux_X86_64 LibreOffice_project/350m1$Build-2</meta:generator>
    <meta:document-statistic meta:object-count="89"/>
  </office:meta>
</office:document-meta>
</file>